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cm"/>
    </style:style>
    <style:style style:name="gr3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bottom" fo:padding-top="0.762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top" fo:padding-top="-0.762cm" fo:padding-bottom="-0.762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 style:writing-mode="rl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864cm" svg:x="18.415cm" svg:y="2.6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35cm" svg:height="1.284cm" svg:x="1.759cm" svg:y="2.917cm">
          <draw:text-box>
            <text:p><text:span text:style-name="T1">...</text:span></text:p>
          </draw:text-box>
        </draw:frame>
        <draw:line draw:style-name="gr3" draw:text-style-name="P1" draw:layer="layout" svg:x1="0.254cm" svg:y1="5.159cm" svg:x2="12.446cm" svg:y2="5.159cm">
          <text:p text:style-name="P3">کدگزاری عنصرها</text:p>
        </draw:line>
        <draw:line draw:style-name="gr3" draw:text-style-name="P1" draw:layer="layout" svg:x1="12.573cm" svg:y1="5.159cm" svg:x2="19.914cm" svg:y2="5.159cm">
          <text:p text:style-name="P3">کدگزاری طول</text:p>
        </draw:line>
        <draw:custom-shape draw:style-name="gr1" draw:text-style-name="P1" draw:layer="layout" svg:width="1.524cm" svg:height="1.864cm" svg:x="15.875cm" svg:y="2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864cm" svg:x="14.224cm" svg:y="2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864cm" svg:x="12.573cm" svg:y="2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864cm" svg:x="10.922cm" svg:y="2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864cm" svg:x="9.271cm" svg:y="2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864cm" svg:x="7.62cm" svg:y="2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864cm" svg:x="5.969cm" svg:y="2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864cm" svg:x="4.318cm" svg:y="2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864cm" svg:x="2.667cm" svg:y="2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864cm" svg:x="0.254cm" svg:y="2.6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35cm" svg:height="1.284cm" svg:x="17.38cm" svg:y="2.917cm">
          <draw:text-box>
            <text:p><text:span text:style-name="T1">...</text:span></text:p>
          </draw:text-box>
        </draw:frame>
        <draw:line draw:style-name="gr4" draw:text-style-name="P3" draw:layer="layout" svg:x1="7.493cm" svg:y1="1.834cm" svg:x2="12.573cm" svg:y2="1.834cm">
          <text:p text:style-name="P3">عنصر ۰</text:p>
        </draw:line>
        <draw:line draw:style-name="gr3" draw:text-style-name="P1" draw:layer="layout" svg:x1="0.254cm" svg:y1="5.159cm" svg:x2="12.446cm" svg:y2="5.159cm">
          <text:p text:style-name="P3">کدگزاری عنصرها</text:p>
        </draw:line>
        <draw:line draw:style-name="gr4" draw:text-style-name="P3" draw:layer="layout" svg:x1="2.286cm" svg:y1="1.834cm" svg:x2="7.366cm" svg:y2="1.834cm">
          <text:p text:style-name="P3">عنصر ۱</text:p>
        </draw:line>
        <draw:frame draw:style-name="gr2" draw:text-style-name="P2" draw:layer="layout" svg:width="1.035cm" svg:height="1.284cm" svg:x="0.762cm" svg:y="0.889cm">
          <draw:text-box>
            <text:p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2T00:29:15</meta:creation-date>
    <dc:date>2013-12-24T08:59:28</dc:date>
    <meta:editing-duration>PT10M32S</meta:editing-duration>
    <meta:editing-cycles>4</meta:editing-cycles>
    <meta:generator>LibreOffice/3.6$Linux_X86_64 LibreOffice_project/360m1$Build-304</meta:generator>
    <meta:document-statistic meta:object-count="19"/>
  </office:meta>
</office:document-meta>
</file>